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nufacturer Product Number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punchboard 0.1’ grid as base for all compone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15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crocontoller development board featuring ESP32-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S3-DEVKITC-1-N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cm" draw:caption-point-x="-0.61cm" draw:caption-point-y="1.364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MCU-board 22-pin 0.1’ through-hole 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DR100IMP40F-G-V-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B 2.0 cable (Standard-A to Micro-B) for MCU-board</text:p>
          </table:table-cell>
          <table:table-cell office:value-type="float" office:value="2" calcext:value-type="float">
            <office:annotation draw:style-name="gr2" draw:text-style-name="P2" svg:width="2.899cm" svg:height="1.799cm" svg:x="11.645cm" svg:y="0.306cm" draw:caption-point-x="-0.61cm" draw:caption-point-y="1.51cm">
              <dc:date>2023-05-27T00:00:00</dc:date>
              <text:p text:style-name="P1"><text:span text:style-name="T1">One for debugging, one for serial monitoring.</text:span></text:p>
            </office:annotation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office:annotation draw:style-name="gr1" draw:text-style-name="P2" svg:width="2.899cm" svg:height="2.966cm" svg:x="9.387cm" svg:y="0.903cm" draw:caption-point-x="-0.61cm" draw:caption-point-y="1.364cm">
              <dc:date>2023-05-27T00:00:00</dc:date>
              <text:p text:style-name="P1"><text:span text:style-name="T1">This allows to mount the dev-board without soldering it. In case one would like to re-use the dev-board.</text:span></text:p>
            </office:annotation>
            <text:p>socket strip for display 8-pin 0.1’ through-hole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R100IMP40F-G-V-T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with SSD1306 driver</text:p>
          </table:table-cell>
          <table:table-cell office:value-type="float" office:value="1" calcext:value-type="float">
            <text:p>1</text:p>
          </table:table-cell>
          <table:table-cell office:value-type="float" office:value="938" calcext:value-type="float">
            <text:p>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1.66cm" draw:caption-point-x="-0.61cm" draw:caption-point-y="1.51cm">
              <dc:date>2023-05-27T00:00:00</dc:date>
              <text:p text:style-name="P1"><text:span text:style-name="T1">Optional</text:span></text:p>
            </office:annotation>
            <text:p>spacer for displ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MFTS310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t for spacer</text:p>
          </table:table-cell>
          <table:table-cell table:formula="of:=[.B8]" office:value-type="float" office:value="4" calcext:value-type="float">
            <text:p>4</text:p>
          </table:table-cell>
          <table:table-cell office:value-type="string" calcext:value-type="string">
            <text:p>HN-M3-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9.387cm" svg:y="2.564cm" draw:caption-point-x="-0.61cm" draw:caption-point-y="1.51cm">
              <dc:date>2023-05-27T00:00:00</dc:date>
              <text:p text:style-name="P1"><text:span text:style-name="T1">optional</text:span></text:p>
            </office:annotation>
            <text:p>foot for punchbo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S34CL12X25R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ut shift register 8 bit I2C 74HC16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16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put shift register 8 bit I2C 74HC595 D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74HC595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z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T-1368-80W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 3.5mm through-hole diffuse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W60D-W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2">LED 3.5mm through-hole </text:span>diffus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R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2">LED 3.5mm through-hole </text:span>diffus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G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2">LED 3.5mm through-hole </text:span>diffus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IB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pan text:style-name="T2">LED 3.5mm through-hole </text:span>diffus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BL7Y6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pping resisitor for LEDs 220Ω through-hol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sh-button through-hole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RD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gr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GN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BU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yel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RLWH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sh-button through-hole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6R90 F1 LF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ull-up resistor for buttons 20kΩ through-hole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.00.0000</text:date>, <text:time style:data-style-name="N2" text:time-value="16:04:03.58538342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7T09:16:22.512227909</meta:creation-date>
    <dc:date>2023-05-27T16:09:56.089455320</dc:date>
    <meta:editing-duration>PT24M54S</meta:editing-duration>
    <meta:editing-cycles>6</meta:editing-cycles>
    <meta:generator>LibreOffice/7.2.7.2$Linux_X86_64 LibreOffice_project/20$Build-2</meta:generator>
    <meta:document-statistic meta:table-count="1" meta:cell-count="72" meta:object-count="0"/>
  </office:meta>
</office:document-meta>
</file>